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8in"/>
    </style:style>
    <style:style style:name="co2" style:family="table-column">
      <style:table-column-properties fo:break-before="auto" style:column-width="2.2244in"/>
    </style:style>
    <style:style style:name="co3" style:family="table-column">
      <style:table-column-properties fo:break-before="auto" style:column-width="0.69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Ward </text:p>
          </table:table-cell>
          <table:table-cell table:style-name="ce5" office:value-type="string">
            <text:p>Name of the Wa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.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HMT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7" office:value-type="string">
            <text:p>Jal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7" office:value-type="string">
            <text:p>Yeshwanthapura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7" office:value-type="string">
            <text:p>Mathikere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7" office:value-type="string">
            <text:p>Kodandarampura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7" office:value-type="string">
            <text:p>Dattatreya Temple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7" office:value-type="string">
            <text:p>Malleshwaram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7" office:value-type="string">
            <text:p>Gayathr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7" office:value-type="string">
            <text:p>Subramany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7" office:value-type="string">
            <text:p>Mahalakshmipuram</text:p>
          </table:table-cell>
          <table:table-cell table:number-columns-repeated="102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7" office:value-type="string">
            <text:p>Peenya Industrial Area</text:p>
          </table:table-cell>
          <table:table-cell table:number-columns-repeated="102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7" office:value-type="string">
            <text:p>Nandini Layout</text:p>
          </table:table-cell>
          <table:table-cell table:number-columns-repeated="102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7" office:value-type="string">
            <text:p>Geleyara Balaga Layout</text:p>
          </table:table-cell>
          <table:table-cell table:number-columns-repeated="102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7" office:value-type="string">
            <text:p>Nagapura</text:p>
          </table:table-cell>
          <table:table-cell table:number-columns-repeated="102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7" office:value-type="string">
            <text:p>Rajaj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7" office:value-type="string">
            <text:p>Kamal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7" office:value-type="string">
            <text:p>Vrushabhavat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7" office:value-type="string">
            <text:p>Kamakshipalya</text:p>
          </table:table-cell>
          <table:table-cell table:number-columns-repeated="102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7" office:value-type="string">
            <text:p>Basaveshwar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7" office:value-type="string">
            <text:p>Shiv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7" office:value-type="string">
            <text:p>Industrial Town</text:p>
          </table:table-cell>
          <table:table-cell table:number-columns-repeated="102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7" office:value-type="string">
            <text:p>Sriramamandir</text:p>
          </table:table-cell>
          <table:table-cell table:number-columns-repeated="102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7" office:value-type="string">
            <text:p>Prakashnagar</text:p>
          </table:table-cell>
          <table:table-cell table:number-columns-repeated="102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7" office:value-type="string">
            <text:p>Bhashyamnagar</text:p>
          </table:table-cell>
          <table:table-cell table:number-columns-repeated="102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7" office:value-type="string">
            <text:p>Ramachandrapura</text:p>
          </table:table-cell>
          <table:table-cell table:number-columns-repeated="102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7" office:value-type="string">
            <text:p>Sevashrama</text:p>
          </table:table-cell>
          <table:table-cell table:number-columns-repeated="102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7" office:value-type="string">
            <text:p>Gand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7" office:value-type="string">
            <text:p>Chickpet</text:p>
          </table:table-cell>
          <table:table-cell table:number-columns-repeated="102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7" office:value-type="string">
            <text:p>Cottonpet</text:p>
          </table:table-cell>
          <table:table-cell table:number-columns-repeated="102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7" office:value-type="string">
            <text:p>S.K.R.Market</text:p>
          </table:table-cell>
          <table:table-cell table:number-columns-repeated="102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7" office:value-type="string">
            <text:p>Binnypet</text:p>
          </table:table-cell>
          <table:table-cell table:number-columns-repeated="102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7" office:value-type="string">
            <text:p>Kempapura Agrahara</text:p>
          </table:table-cell>
          <table:table-cell table:number-columns-repeated="102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7" office:value-type="string">
            <text:p>Vijay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7" office:value-type="string">
            <text:p>RPC Layout</text:p>
          </table:table-cell>
          <table:table-cell table:number-columns-repeated="102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7" office:value-type="string">
            <text:p>Maren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7" office:value-type="string">
            <text:p>Govindraj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7" office:value-type="string">
            <text:p>Amarjyot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7" office:value-type="string">
            <text:p>Moodalapalya</text:p>
          </table:table-cell>
          <table:table-cell table:number-columns-repeated="1022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7" office:value-type="string">
            <text:p>Chandra Layout</text:p>
          </table:table-cell>
          <table:table-cell table:number-columns-repeated="1022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7" office:value-type="string">
            <text:p>Athiguppe</text:p>
          </table:table-cell>
          <table:table-cell table:number-columns-repeated="1022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7" office:value-type="string">
            <text:p>Gali Anjaneyaswamy Temple</text:p>
          </table:table-cell>
          <table:table-cell table:number-columns-repeated="1022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7" office:value-type="string">
            <text:p>Bapuji Nagara</text:p>
          </table:table-cell>
          <table:table-cell table:number-columns-repeated="102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Padarayanapura</text:p>
          </table:table-cell>
          <table:table-cell table:number-columns-repeated="102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7" office:value-type="string">
            <text:p>Jagajivanramnagar</text:p>
          </table:table-cell>
          <table:table-cell table:number-columns-repeated="102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7" office:value-type="string">
            <text:p>Azadnagar</text:p>
          </table:table-cell>
          <table:table-cell table:number-columns-repeated="102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7" office:value-type="string">
            <text:p>Chamarajpet</text:p>
          </table:table-cell>
          <table:table-cell table:number-columns-repeated="102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7" office:value-type="string">
            <text:p>Dharmarayaswamy Temple</text:p>
          </table:table-cell>
          <table:table-cell table:number-columns-repeated="102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7" office:value-type="string">
            <text:p>Sudam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7" office:value-type="string">
            <text:p>Kempegowd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7" office:value-type="string">
            <text:p>Visweswarapuram</text:p>
          </table:table-cell>
          <table:table-cell table:number-columns-repeated="1022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7" office:value-type="string">
            <text:p>Basavanagudi</text:p>
          </table:table-cell>
          <table:table-cell table:number-columns-repeated="1022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7" office:value-type="string">
            <text:p>Hanumanth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7" office:value-type="string">
            <text:p>Sr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7" office:value-type="string">
            <text:p>Srinivas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7" office:value-type="string">
            <text:p>Padmanabh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7" office:value-type="string">
            <text:p>Ganesh Mandir</text:p>
          </table:table-cell>
          <table:table-cell table:number-columns-repeated="1022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7" office:value-type="string">
            <text:p>JP 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7" office:value-type="string">
            <text:p>Jay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7" office:value-type="string">
            <text:p>Yediyur</text:p>
          </table:table-cell>
          <table:table-cell table:number-columns-repeated="1022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7" office:value-type="string">
            <text:p>Pattabhiram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7" office:value-type="string">
            <text:p>Mavalli</text:p>
          </table:table-cell>
          <table:table-cell table:number-columns-repeated="1022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7" office:value-type="string">
            <text:p>Hombegowd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7" office:value-type="string">
            <text:p>Lakkasandra</text:p>
          </table:table-cell>
          <table:table-cell table:number-columns-repeated="102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7" office:value-type="string">
            <text:p>Gurappanapalya</text:p>
          </table:table-cell>
          <table:table-cell table:number-columns-repeated="1022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7" office:value-type="string">
            <text:p>BTM Layout</text:p>
          </table:table-cell>
          <table:table-cell table:number-columns-repeated="1022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7" office:value-type="string">
            <text:p>Madiwala</text:p>
          </table:table-cell>
          <table:table-cell table:number-columns-repeated="1022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7" office:value-type="string">
            <text:p>Koramangala</text:p>
          </table:table-cell>
          <table:table-cell table:number-columns-repeated="102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7" office:value-type="string">
            <text:p>Ejipura</text:p>
          </table:table-cell>
          <table:table-cell table:number-columns-repeated="102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7" office:value-type="string">
            <text:p>Neelasandra</text:p>
          </table:table-cell>
          <table:table-cell table:number-columns-repeated="1022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7" office:value-type="string">
            <text:p>Shant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7" office:value-type="string">
            <text:p>Austin Town</text:p>
          </table:table-cell>
          <table:table-cell table:number-columns-repeated="1022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7" office:value-type="string">
            <text:p>Domlur</text:p>
          </table:table-cell>
          <table:table-cell table:number-columns-repeated="1022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7" office:value-type="string">
            <text:p>Airport</text:p>
          </table:table-cell>
          <table:table-cell table:number-columns-repeated="1022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7" office:value-type="string">
            <text:p>Jeevanbim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7" office:value-type="string">
            <text:p>Joughupalya</text:p>
          </table:table-cell>
          <table:table-cell table:number-columns-repeated="1022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7" office:value-type="string">
            <text:p>Richmond Town</text:p>
          </table:table-cell>
          <table:table-cell table:number-columns-repeated="102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7" office:value-type="string">
            <text:p>Sampangiramnagar</text:p>
          </table:table-cell>
          <table:table-cell table:number-columns-repeated="1022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7" office:value-type="string">
            <text:p>Vasanthnagar</text:p>
          </table:table-cell>
          <table:table-cell table:number-columns-repeated="1022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7" office:value-type="string">
            <text:p>Shivaj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7" office:value-type="string">
            <text:p>Bharat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7" office:value-type="string">
            <text:p>Ulsoor</text:p>
          </table:table-cell>
          <table:table-cell table:number-columns-repeated="1022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7" office:value-type="string">
            <text:p>Hoysal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7" office:value-type="string">
            <text:p>Sir C.V. Raman 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7" office:value-type="string">
            <text:p>Bennigan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7" office:value-type="string">
            <text:p>Sarvagna 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7" office:value-type="string">
            <text:p>Maruthisev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7" office:value-type="string">
            <text:p>Lingarajapuram</text:p>
          </table:table-cell>
          <table:table-cell table:number-columns-repeated="1022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7" office:value-type="string">
            <text:p>Banasawadi</text:p>
          </table:table-cell>
          <table:table-cell table:number-columns-repeated="1022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7" office:value-type="string">
            <text:p>Kacharakan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7" office:value-type="string">
            <text:p>Sagayapura</text:p>
          </table:table-cell>
          <table:table-cell table:number-columns-repeated="1022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7" office:value-type="string">
            <text:p>Pulakeshinagar</text:p>
          </table:table-cell>
          <table:table-cell table:number-columns-repeated="102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7" office:value-type="string">
            <text:p>Jayamahal</text:p>
          </table:table-cell>
          <table:table-cell table:number-columns-repeated="1022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7" office:value-type="string">
            <text:p>Devarajeevan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7" office:value-type="string">
            <text:p>Kadugondanahalli</text:p>
          </table:table-cell>
          <table:table-cell table:number-columns-repeated="1022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7" office:value-type="string">
            <text:p>Kaval Byrasandra</text:p>
          </table:table-cell>
          <table:table-cell table:number-columns-repeated="1022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7" office:value-type="string">
            <text:p>Hebbal</text:p>
          </table:table-cell>
          <table:table-cell table:number-columns-repeated="1022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7" office:value-type="string">
            <text:p>Jayachamarajendr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7" office:value-type="string">
            <text:p>Ganganagar</text:p>
          </table:table-cell>
          <table:table-cell table:number-columns-repeated="1022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7" office:value-type="string">
            <text:p>Aramanenagar</text:p>
          </table:table-cell>
          <table:table-cell table:number-columns-repeated="1022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 office:value-type="string">
            <text:p>Sanjayanagar</text:p>
          </table:table-cell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O, KARNATAKA</meta:initial-creator>
    <meta:creation-date>2005-08-18T17:28:05</meta:creation-date>
    <dc:creator>DCO, KARNATAKA</dc:creator>
    <dc:date>2005-08-18T17:28:44</dc:date>
    <meta:document-statistic meta:table-count="3" meta:cell-count="205" meta:object-count="0"/>
    <meta:generator>LibreOffice/3.5$Linux_X86_64 LibreOffice_project/350m1$Build-2</meta:generator>
  </office:meta>
</office:document-meta>
</file>